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32cm"/>
    </style:style>
    <style:style style:name="gr2" style:family="graphic" style:parent-style-name="objectwithoutfill">
      <style:graphic-properties draw:stroke-dash="Line_20_with_20_Fine_20_Dots" svg:stroke-width="0.051cm" svg:stroke-color="#2c001e" draw:marker-start-width="0.268cm" draw:marker-end="Arrowheads_20_1" draw:marker-end-width="0.339cm" draw:fill="none" draw:textarea-vertical-align="middle" fo:padding-top="0.138cm" fo:padding-bottom="0.138cm" fo:padding-left="0.263cm" fo:padding-right="0.263cm"/>
    </style:style>
    <style:style style:name="gr3" style:family="graphic" style:parent-style-name="objectwithoutfill">
      <style:graphic-properties svg:stroke-width="0.051cm" svg:stroke-color="#2c001e" draw:marker-start-width="0.268cm" draw:marker-end="Arrowheads_20_1" draw:marker-end-width="0.339cm" draw:fill="none" draw:textarea-vertical-align="middle" fo:padding-top="0.138cm" fo:padding-bottom="0.138cm" fo:padding-left="0.263cm" fo:padding-right="0.263cm"/>
    </style:style>
    <style:style style:name="gr4" style:family="graphic" style:parent-style-name="standard">
      <style:graphic-properties draw:stroke="none" svg:stroke-color="#000000" draw:fill="none" draw:fill-color="#ffffff" fo:min-height="0.421cm"/>
    </style:style>
    <style:style style:name="gr5" style:family="graphic" style:parent-style-name="objectwithoutfill">
      <style:graphic-properties draw:stroke="solid" svg:stroke-width="0.051cm" svg:stroke-color="#2c001e" draw:marker-start-width="0.268cm" draw:marker-end="" draw:marker-end-width="0.268cm" draw:fill="none" draw:textarea-vertical-align="middle" fo:padding-top="0.138cm" fo:padding-bottom="0.138cm" fo:padding-left="0.263cm" fo:padding-right="0.263cm"/>
    </style:style>
    <style:style style:name="gr6" style:family="graphic" style:parent-style-name="standard">
      <style:graphic-properties draw:stroke="none" svg:stroke-color="#000000" draw:fill="none" draw:fill-color="#ffffff" fo:min-height="0.737cm"/>
    </style:style>
    <style:style style:name="gr7" style:family="graphic" style:parent-style-name="standard">
      <style:graphic-properties draw:stroke="none" svg:stroke-color="#000000" draw:fill="none" draw:fill-color="#ffffff" fo:min-height="0.804cm"/>
    </style:style>
    <style:style style:name="gr8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standard">
      <style:graphic-properties draw:stroke="none" svg:stroke-color="#000000" draw:fill="none" draw:fill-color="#ffffff" fo:min-height="1.528cm"/>
    </style:style>
    <style:style style:name="gr11" style:family="graphic" style:parent-style-name="standard">
      <style:graphic-properties draw:stroke="none" svg:stroke-color="#000000" draw:fill="none" draw:fill-color="#ffffff" fo:min-height="1.031cm"/>
    </style:style>
    <style:style style:name="gr12" style:family="graphic" style:parent-style-name="standard">
      <style:graphic-properties draw:stroke="none" svg:stroke-color="#000000" draw:fill="none" draw:fill-color="#ffffff" fo:min-height="1.147cm"/>
    </style:style>
    <style:style style:name="gr13" style:family="graphic" style:parent-style-name="objectwithoutfill">
      <style:graphic-properties svg:stroke-color="#000000" draw:marker-start="Arrowheads_20_2" draw:marker-end="Arrowheads_20_1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1.864cm"/>
    </style:style>
    <style:style style:name="gr15" style:family="graphic" style:parent-style-name="standard">
      <style:graphic-properties draw:stroke="none" svg:stroke-color="#000000" draw:fill="none" draw:fill-color="#ffffff" fo:min-height="1.401cm"/>
    </style:style>
    <style:style style:name="gr16" style:family="graphic" style:parent-style-name="standard">
      <style:graphic-properties svg:stroke-color="#000000" draw:fill="solid" draw:fill-color="#ffffff" draw:textarea-vertical-align="middle"/>
    </style:style>
    <style:style style:name="gr17" style:family="graphic" style:parent-style-name="standard" style:list-style-name="L2">
      <style:graphic-properties svg:stroke-color="#ff3333" draw:fill="solid" draw:fill-color="#999999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style:font-name="Times New Roman" fo:font-size="8pt" style:font-size-asian="8pt" style:font-size-complex="8pt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text-position="33% 58%" style:font-name="Times New Roman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weight="bold" style:font-size-asian="9pt" style:font-weight-asian="bold" style:font-size-complex="9pt" style:font-weight-complex="bold"/>
    </style:style>
    <style:style style:name="T8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466cm" svg:height="0.64cm" svg:x="1.074cm" svg:y="5.186cm">
          <draw:text-box>
            <text:p><text:span text:style-name="T1"><text:s text:c="2"/></text:span><text:span text:style-name="T2">P(t)</text:span></text:p>
          </draw:text-box>
        </draw:frame>
        <draw:line draw:style-name="gr2" draw:text-style-name="P1" draw:layer="layout" svg:x1="2.397cm" svg:y1="14.081cm" svg:x2="20.568cm" svg:y2="14.081cm">
          <text:p/>
        </draw:line>
        <draw:line draw:style-name="gr3" draw:text-style-name="P1" draw:layer="layout" svg:x1="2.397cm" svg:y1="14.081cm" svg:x2="2.397cm" svg:y2="4.857cm">
          <text:p/>
        </draw:line>
        <draw:frame draw:style-name="gr4" draw:text-style-name="P2" draw:layer="layout" svg:width="4.191cm" svg:height="0.671cm" svg:x="3.413cm" svg:y="14.462cm">
          <draw:text-box>
            <text:p><text:span text:style-name="T1"><text:s text:c="2"/></text:span></text:p>
          </draw:text-box>
        </draw:frame>
        <draw:g>
          <draw:line draw:style-name="gr5" draw:text-style-name="P1" draw:layer="layout" svg:x1="3.793cm" svg:y1="14.07cm" svg:x2="3.793cm" svg:y2="13.099cm">
            <text:p/>
          </draw:line>
          <draw:line draw:style-name="gr5" draw:text-style-name="P1" draw:layer="layout" svg:x1="3.671cm" svg:y1="14.07cm" svg:x2="3.671cm" svg:y2="13.342cm">
            <text:p/>
          </draw:line>
          <draw:line draw:style-name="gr5" draw:text-style-name="P1" draw:layer="layout" svg:x1="4.52cm" svg:y1="14.07cm" svg:x2="4.52cm" svg:y2="12.345cm">
            <text:p/>
          </draw:line>
          <draw:line draw:style-name="gr5" draw:text-style-name="P1" draw:layer="layout" svg:x1="4.286cm" svg:y1="14.07cm" svg:x2="4.286cm" svg:y2="13.099cm">
            <text:p/>
          </draw:line>
          <draw:line draw:style-name="gr5" draw:text-style-name="P1" draw:layer="layout" svg:x1="4.603cm" svg:y1="14.058cm" svg:x2="4.603cm" svg:y2="12.359cm">
            <text:p/>
          </draw:line>
          <draw:line draw:style-name="gr5" draw:text-style-name="P1" draw:layer="layout" svg:x1="5.127cm" svg:y1="11.886cm" svg:x2="5.127cm" svg:y2="14.071cm">
            <text:p/>
          </draw:line>
          <draw:line draw:style-name="gr5" draw:text-style-name="P1" draw:layer="layout" svg:x1="4.157cm" svg:y1="14.071cm" svg:x2="4.157cm" svg:y2="13.221cm">
            <text:p/>
          </draw:line>
          <draw:line draw:style-name="gr5" draw:text-style-name="P1" draw:layer="layout" svg:x1="4.451cm" svg:y1="14.07cm" svg:x2="4.451cm" svg:y2="12.371cm">
            <text:p/>
          </draw:line>
          <draw:line draw:style-name="gr5" draw:text-style-name="P1" draw:layer="layout" svg:x1="4.017cm" svg:y1="14.07cm" svg:x2="4.017cm" svg:y2="12.371cm">
            <text:p/>
          </draw:line>
          <draw:line draw:style-name="gr5" draw:text-style-name="P1" draw:layer="layout" svg:x1="3.914cm" svg:y1="14.07cm" svg:x2="3.914cm" svg:y2="12.371cm">
            <text:p/>
          </draw:line>
          <draw:line draw:style-name="gr5" draw:text-style-name="P1" draw:layer="layout" svg:x1="4.399cm" svg:y1="14.07cm" svg:x2="4.399cm" svg:y2="11.643cm">
            <text:p/>
          </draw:line>
          <draw:line draw:style-name="gr5" draw:text-style-name="P1" draw:layer="layout" svg:x1="4.763cm" svg:y1="14.07cm" svg:x2="4.763cm" svg:y2="13.099cm">
            <text:p/>
          </draw:line>
          <draw:line draw:style-name="gr5" draw:text-style-name="P1" draw:layer="layout" svg:x1="3.55cm" svg:y1="14.07cm" svg:x2="3.55cm" svg:y2="13.706cm">
            <text:p/>
          </draw:line>
          <draw:line draw:style-name="gr5" draw:text-style-name="P1" draw:layer="layout" svg:x1="3.429cm" svg:y1="14.071cm" svg:x2="3.429cm" svg:y2="13.221cm">
            <text:p/>
          </draw:line>
          <draw:line draw:style-name="gr5" draw:text-style-name="P1" draw:layer="layout" svg:x1="4.242cm" svg:y1="14.071cm" svg:x2="4.242cm" svg:y2="13.221cm">
            <text:p/>
          </draw:line>
          <draw:line draw:style-name="gr5" draw:text-style-name="P1" draw:layer="layout" svg:x1="5.127cm" svg:y1="12.614cm" svg:x2="5.127cm" svg:y2="14.07cm">
            <text:p/>
          </draw:line>
          <draw:line draw:style-name="gr5" draw:text-style-name="P1" draw:layer="layout" svg:x1="5.006cm" svg:y1="14.047cm" svg:x2="5.006cm" svg:y2="13.131cm">
            <text:p/>
          </draw:line>
          <draw:line draw:style-name="gr5" draw:text-style-name="P1" draw:layer="layout" svg:x1="4.859cm" svg:y1="14.07cm" svg:x2="4.859cm" svg:y2="13.384cm">
            <text:p/>
          </draw:line>
          <draw:line draw:style-name="gr5" draw:text-style-name="P1" draw:layer="layout" svg:x1="5.733cm" svg:y1="14.071cm" svg:x2="5.733cm" svg:y2="12.444cm">
            <text:p/>
          </draw:line>
          <draw:line draw:style-name="gr5" draw:text-style-name="P1" draw:layer="layout" svg:x1="5.491cm" svg:y1="14.071cm" svg:x2="5.491cm" svg:y2="13.155cm">
            <text:p/>
          </draw:line>
          <draw:line draw:style-name="gr5" draw:text-style-name="P1" draw:layer="layout" svg:x1="6.461cm" svg:y1="14.07cm" svg:x2="6.461cm" svg:y2="12.468cm">
            <text:p/>
          </draw:line>
          <draw:line draw:style-name="gr5" draw:text-style-name="P1" draw:layer="layout" svg:x1="6.34cm" svg:y1="11.986cm" svg:x2="6.34cm" svg:y2="14.045cm">
            <text:p/>
          </draw:line>
          <draw:line draw:style-name="gr5" draw:text-style-name="P1" draw:layer="layout" svg:x1="5.37cm" svg:y1="14.069cm" svg:x2="5.37cm" svg:y2="13.268cm">
            <text:p/>
          </draw:line>
          <draw:line draw:style-name="gr5" draw:text-style-name="P1" draw:layer="layout" svg:x1="5.612cm" svg:y1="14.07cm" svg:x2="5.612cm" svg:y2="12.468cm">
            <text:p/>
          </draw:line>
          <draw:line draw:style-name="gr5" draw:text-style-name="P1" draw:layer="layout" svg:x1="5.248cm" svg:y1="14.07cm" svg:x2="5.248cm" svg:y2="12.468cm">
            <text:p/>
          </draw:line>
          <draw:line draw:style-name="gr5" draw:text-style-name="P1" draw:layer="layout" svg:x1="5.127cm" svg:y1="14.046cm" svg:x2="5.127cm" svg:y2="12.444cm">
            <text:p/>
          </draw:line>
          <draw:line draw:style-name="gr5" draw:text-style-name="P1" draw:layer="layout" svg:x1="5.855cm" svg:y1="14.07cm" svg:x2="5.855cm" svg:y2="11.781cm">
            <text:p/>
          </draw:line>
          <draw:line draw:style-name="gr5" draw:text-style-name="P1" draw:layer="layout" svg:x1="5.976cm" svg:y1="14.071cm" svg:x2="5.976cm" svg:y2="13.155cm">
            <text:p/>
          </draw:line>
          <draw:line draw:style-name="gr5" draw:text-style-name="P1" draw:layer="layout" svg:x1="4.763cm" svg:y1="14.045cm" svg:x2="4.763cm" svg:y2="13.702cm">
            <text:p/>
          </draw:line>
          <draw:line draw:style-name="gr5" draw:text-style-name="P1" draw:layer="layout" svg:x1="6.219cm" svg:y1="14.071cm" svg:x2="6.219cm" svg:y2="11.667cm">
            <text:p/>
          </draw:line>
          <draw:line draw:style-name="gr5" draw:text-style-name="P1" draw:layer="layout" svg:x1="4.642cm" svg:y1="14.069cm" svg:x2="4.642cm" svg:y2="13.268cm">
            <text:p/>
          </draw:line>
          <draw:line draw:style-name="gr5" draw:text-style-name="P1" draw:layer="layout" svg:x1="6.097cm" svg:y1="14.069cm" svg:x2="6.097cm" svg:y2="13.268cm">
            <text:p/>
          </draw:line>
          <draw:line draw:style-name="gr5" draw:text-style-name="P1" draw:layer="layout" svg:x1="6.34cm" svg:y1="12.697cm" svg:x2="6.34cm" svg:y2="14.07cm">
            <text:p/>
          </draw:line>
        </draw:g>
        <draw:line draw:style-name="gr5" draw:text-style-name="P1" draw:layer="layout" svg:x1="19.161cm" svg:y1="13.8cm" svg:x2="19.161cm" svg:y2="14.528cm">
          <text:p/>
        </draw:line>
        <draw:g>
          <draw:g>
            <draw:line draw:style-name="gr5" draw:text-style-name="P1" draw:layer="layout" svg:x1="10.801cm" svg:y1="13.065cm" svg:x2="10.801cm" svg:y2="14.08cm">
              <text:p/>
            </draw:line>
            <draw:line draw:style-name="gr5" draw:text-style-name="P1" draw:layer="layout" svg:x1="10.316cm" svg:y1="13.193cm" svg:x2="10.316cm" svg:y2="14.081cm">
              <text:p/>
            </draw:line>
            <draw:line draw:style-name="gr5" draw:text-style-name="P1" draw:layer="layout" svg:x1="10.437cm" svg:y1="13.319cm" svg:x2="10.437cm" svg:y2="14.08cm">
              <text:p/>
            </draw:line>
            <draw:line draw:style-name="gr5" draw:text-style-name="P1" draw:layer="layout" svg:x1="10.68cm" svg:y1="13.319cm" svg:x2="10.68cm" svg:y2="14.08cm">
              <text:p/>
            </draw:line>
            <draw:line draw:style-name="gr5" draw:text-style-name="P1" draw:layer="layout" svg:x1="10.559cm" svg:y1="13.573cm" svg:x2="10.559cm" svg:y2="14.08cm">
              <text:p/>
            </draw:line>
          </draw:g>
          <draw:g>
            <draw:line draw:style-name="gr5" draw:text-style-name="P1" draw:layer="layout" svg:x1="11.287cm" svg:y1="13.065cm" svg:x2="11.287cm" svg:y2="14.08cm">
              <text:p/>
            </draw:line>
            <draw:line draw:style-name="gr5" draw:text-style-name="P1" draw:layer="layout" svg:x1="10.801cm" svg:y1="13.193cm" svg:x2="10.801cm" svg:y2="14.081cm">
              <text:p/>
            </draw:line>
            <draw:line draw:style-name="gr5" draw:text-style-name="P1" draw:layer="layout" svg:x1="10.923cm" svg:y1="13.319cm" svg:x2="10.923cm" svg:y2="14.08cm">
              <text:p/>
            </draw:line>
            <draw:line draw:style-name="gr5" draw:text-style-name="P1" draw:layer="layout" svg:x1="11.165cm" svg:y1="13.319cm" svg:x2="11.165cm" svg:y2="14.08cm">
              <text:p/>
            </draw:line>
            <draw:line draw:style-name="gr5" draw:text-style-name="P1" draw:layer="layout" svg:x1="11.044cm" svg:y1="13.573cm" svg:x2="11.044cm" svg:y2="14.08cm">
              <text:p/>
            </draw:line>
          </draw:g>
        </draw:g>
        <draw:frame draw:style-name="gr6" draw:layer="layout" svg:width="5.354cm" svg:height="0.987cm" svg:x="11.287cm" svg:y="14.208cm">
          <draw:text-box>
            <text:p><text:span text:style-name="T3"><text:s text:c="11"/></text:span><text:span text:style-name="T2">WCET</text:span></text:p>
          </draw:text-box>
        </draw:frame>
        <draw:line draw:style-name="gr5" draw:text-style-name="P1" draw:layer="layout" svg:x1="13.192cm" svg:y1="13.48cm" svg:x2="13.192cm" svg:y2="14.208cm">
          <text:p/>
        </draw:line>
        <draw:frame draw:style-name="gr7" draw:layer="layout" svg:width="4.973cm" svg:height="1.114cm" svg:x="12.664cm" svg:y="11.316cm">
          <draw:text-box>
            <text:p><text:span text:style-name="T3"><text:s text:c="2"/></text:span><text:span text:style-name="T2">Time-randomized </text:span></text:p>
            <text:p><text:span text:style-name="T2"><text:s text:c="11"/></text:span><text:span text:style-name="T2">WCET</text:span></text:p>
          </draw:text-box>
        </draw:frame>
        <draw:line draw:style-name="gr8" draw:text-style-name="P1" draw:layer="layout" svg:x1="14.589cm" svg:y1="12.303cm" svg:x2="15.224cm" svg:y2="13.422cm">
          <text:p/>
        </draw:line>
        <draw:line draw:style-name="gr5" draw:text-style-name="P1" draw:layer="layout" svg:x1="17.383cm" svg:y1="13.734cm" svg:x2="17.383cm" svg:y2="14.462cm">
          <text:p/>
        </draw:line>
        <draw:frame draw:style-name="gr9" draw:layer="layout" svg:width="4.973cm" svg:height="0.889cm" svg:x="15.478cm" svg:y="11.922cm">
          <draw:text-box>
            <text:p><text:span text:style-name="T3"><text:s text:c="5"/></text:span><text:span text:style-name="T2">pWCET 10</text:span><text:span text:style-name="T4">-12</text:span></text:p>
          </draw:text-box>
        </draw:frame>
        <draw:line draw:style-name="gr8" draw:text-style-name="P1" draw:layer="layout" svg:x1="16.864cm" svg:y1="12.486cm" svg:x2="17.256cm" svg:y2="13.573cm">
          <text:p/>
        </draw:line>
        <draw:frame draw:style-name="gr10" draw:layer="layout" svg:width="2.159cm" svg:height="1.892cm" svg:x="18.526cm" svg:y="10.792cm">
          <draw:text-box>
            <text:p><text:span text:style-name="T3"><text:s/></text:span><text:span text:style-name="T2"><text:s/></text:span></text:p>
            <text:p><text:span text:style-name="T2"><text:s text:c="5"/></text:span><text:span text:style-name="T2">Pessimistic</text:span></text:p>
            <text:p><text:span text:style-name="T2">Estimation</text:span></text:p>
          </draw:text-box>
        </draw:frame>
        <draw:frame draw:style-name="gr11" draw:text-style-name="P3" draw:layer="layout" svg:width="4.699cm" svg:height="1.281cm" svg:x="2.778cm" svg:y="9.752cm">
          <draw:text-box>
            <text:p><text:span text:style-name="T2">Deterministic Architecture <text:s text:c="10"/></text:span><text:span text:style-name="T5">Execution Time</text:span></text:p>
          </draw:text-box>
        </draw:frame>
        <draw:frame draw:style-name="gr12" draw:text-style-name="P3" draw:layer="layout" svg:width="7.62cm" svg:height="1.397cm" svg:x="5.699cm" svg:y="7.604cm">
          <draw:text-box>
            <text:p text:style-name="P1"><text:span text:style-name="T2">Time-Randomized Architecture </text:span><text:span text:style-name="T5"><text:s text:c="4"/></text:span></text:p>
            <text:p text:style-name="P1"><text:span text:style-name="T5">Execution Time</text:span></text:p>
          </draw:text-box>
        </draw:frame>
        <draw:line draw:style-name="gr8" draw:text-style-name="P1" draw:layer="layout" svg:x1="3.794cm" svg:y1="10.779cm" svg:x2="4.13cm" svg:y2="12.176cm">
          <text:p/>
        </draw:line>
        <draw:line draw:style-name="gr8" draw:text-style-name="P1" draw:layer="layout" svg:x1="9.266cm" svg:y1="8.527cm" svg:x2="10.144cm" svg:y2="10.779cm">
          <text:p/>
        </draw:line>
        <draw:line draw:style-name="gr13" draw:text-style-name="P1" draw:layer="layout" svg:x1="12.938cm" svg:y1="15.351cm" svg:x2="19.161cm" svg:y2="15.351cm">
          <text:p/>
        </draw:line>
        <draw:frame draw:style-name="gr14" draw:layer="layout" svg:width="2.413cm" svg:height="2.114cm" draw:transform="rotate (0.000349065850398866) translate (15.351cm 13.872cm)">
          <draw:text-box>
            <text:p><text:span text:style-name="T6"><text:s text:c="3"/></text:span><text:span text:style-name="T7">Pessimism </text:span></text:p>
            <text:p><text:span text:style-name="T7"><text:s text:c="5"/></text:span><text:span text:style-name="T7">TR</text:span></text:p>
            <text:p><text:s text:c="11"/></text:p>
          </draw:text-box>
        </draw:frame>
        <draw:frame draw:style-name="gr15" draw:layer="layout" svg:width="5.461cm" svg:height="1.651cm" svg:x="13.954cm" svg:y="14.843cm">
          <draw:text-box>
            <text:p><text:span text:style-name="T3"><text:s text:c="9"/></text:span></text:p>
            <text:p><text:span text:style-name="T8"><text:s text:c="10"/></text:span><text:span text:style-name="T2">Pessimism</text:span></text:p>
            <text:p><text:span text:style-name="T2">Deterministic Architecture</text:span></text:p>
          </draw:text-box>
        </draw:frame>
        <draw:path draw:style-name="gr16" draw:text-style-name="P1" draw:layer="layout" svg:width="10.54cm" svg:height="3.698cm" svg:x="5.064cm" svg:y="10.382cm" svg:viewBox="0 0 10541 3699" svg:d="M0 3699c161-32 323 39 484-100 148-128 246-295 342-471 93-171 114-343 142-521 36-230 175-335 270-538 115-245 289-442 441-655 157-223 337-430 541-589 183-144 311-317 497-454s353-392 569-370c225 23 415 276 512 522 91 227 277 345 513 319 483-56 959 181 1422 353 467 172 825 520 1238 807 281 193 547 349 811 588 179 163 353 364 583 403 220 37 446-14 668 0 213 13 392 163 612 185 184 18 370 88 526 219l128 168 157 34 85 100z">
          <text:p/>
        </draw:path>
        <draw:custom-shape draw:style-name="gr17" draw:text-style-name="P5" draw:layer="layout" svg:width="5.843cm" svg:height="2.667cm" draw:transform="skewX (0.00750491578357562) rotate (0.00767944870877505) translate (12.175cm 6.76cm)">
          <text:list text:style-name="L2">
            <text:list-item>
              <text:p text:style-name="P4"><text:span text:style-name="T9">Unpredictable Timing </text:span></text:p>
            </text:list-item>
            <text:list-item>
              <text:p text:style-name="P1"><text:span text:style-name="T9">True-Randomized behavio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.478cm" svg:y1="14.235cm" svg:x2="17.283cm" svg:y2="14.235cm">
          <text:p/>
        </draw:line>
        <draw:line draw:style-name="gr8" draw:text-style-name="P1" draw:layer="layout" svg:x1="19.542cm" svg:y1="12.557cm" svg:x2="19.161cm" svg:y2="13.7cm">
          <text:p/>
        </draw:line>
        <draw:frame draw:style-name="gr6" draw:layer="layout" svg:width="5.354cm" svg:height="0.987cm" svg:x="17.891cm" svg:y="14.11cm">
          <draw:text-box>
            <text:p><text:span text:style-name="T3"><text:s text:c="17"/></text:span><text:span text:style-name="T8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marker draw:name="Arrowheads_20_3" draw:display-name="Arrowheads 3" svg:viewBox="0 0 836 110" svg:d="M0 0h278 278 280v36 36 38h-278-278-280v-36-36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25cm" svg:stroke-color="#3333ff" draw:marker-start-width="0.229cm" draw:marker-end="Rounded_20_short_20_Arrow" draw:marker-end-width="0.102cm" draw:fill="none" draw:fill-gradient-name="Gradient_20_3" draw:fill-hatch-name="Hatching_20_1" draw:fill-image-name="Bitmape_20_1" draw:fill-image-width="0cm" draw:fill-image-height="0cm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9T16:47:17.715834734</meta:creation-date>
    <dc:date>2016-06-14T21:50:34.593637341</dc:date>
    <meta:editing-duration>PT7H40M53S</meta:editing-duration>
    <meta:editing-cycles>11</meta:editing-cycles>
    <meta:generator>LibreOffice/4.2.8.2$Linux_X86_64 LibreOffice_project/420m0$Build-2</meta:generator>
    <meta:document-statistic meta:object-count="72"/>
  </office:meta>
</office:document-meta>
</file>